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fo:language="en" fo:country="GB"/>
    </style:style>
    <style:style style:name="P2" style:parent-style-name="Normal" style:family="paragraph">
      <style:text-properties style:font-name="Calibri Light" style:font-name-complex="Calibri Light" fo:language="en" fo:country="GB"/>
    </style:style>
    <style:style style:name="P3" style:parent-style-name="Normal" style:family="paragraph">
      <style:text-properties style:font-name="Calibri Light" style:font-name-complex="Calibri Light" fo:font-weight="bold" style:font-weight-asian="bold" style:font-weight-complex="bold" fo:language="en" fo:country="GB"/>
    </style:style>
    <style:style style:name="P4" style:parent-style-name="Normal" style:family="paragraph">
      <style:text-properties style:font-name="Calibri Light" style:font-name-complex="Calibri Light" fo:language="en" fo:country="GB"/>
    </style:style>
    <style:style style:name="P5" style:parent-style-name="Normal" style:family="paragraph">
      <style:text-properties style:font-name="Calibri Light" style:font-name-complex="Calibri Light" fo:language="en" fo:country="GB"/>
    </style:style>
    <style:style style:name="P6" style:parent-style-name="Normal" style:family="paragraph">
      <style:text-properties style:font-name="Calibri Light" style:font-name-complex="Calibri Light" fo:font-weight="bold" style:font-weight-asian="bold" style:font-weight-complex="bold" fo:language="en" fo:country="GB"/>
    </style:style>
    <style:style style:name="P7" style:parent-style-name="Normal" style:family="paragraph">
      <style:text-properties style:font-name="Calibri Light" style:font-name-complex="Calibri Light"/>
    </style:style>
    <style:style style:name="P8" style:parent-style-name="Normal" style:family="paragraph">
      <style:text-properties style:font-name="Calibri Light" style:font-name-complex="Calibri Light" fo:font-weight="bold" style:font-weight-asian="bold" style:font-weight-complex="bold"/>
    </style:style>
    <style:style style:name="P9" style:parent-style-name="Normal" style:family="paragraph">
      <style:text-properties style:font-name="Calibri Light" style:font-name-complex="Calibri Light" fo:font-weight="bold" style:font-weight-asian="bold" style:font-weight-complex="bold" fo:language="en" fo:country="GB"/>
    </style:style>
    <style:style style:name="P10" style:parent-style-name="Normal" style:family="paragraph">
      <style:text-properties style:font-name="Calibri Light" style:font-name-complex="Calibri Light" fo:language="en" fo:country="GB"/>
    </style:style>
    <style:style style:name="P11" style:parent-style-name="Normal" style:family="paragraph">
      <style:text-properties style:font-name="Calibri Light" style:font-name-complex="Calibri Light" fo:font-weight="bold" style:font-weight-asian="bold" style:font-weight-complex="bold" fo:language="en" fo:country="GB"/>
    </style:style>
    <style:style style:name="P12" style:parent-style-name="Normal" style:family="paragraph">
      <style:text-properties style:font-name="Calibri Light" style:font-name-complex="Calibri Light" fo:language="en" fo:country="GB"/>
    </style:style>
    <style:style style:name="P13" style:parent-style-name="Normal" style:family="paragraph">
      <style:text-properties style:font-name="Calibri Light" style:font-name-complex="Calibri Light" fo:font-weight="bold" style:font-weight-asian="bold" style:font-weight-complex="bold" fo:language="en" fo:country="GB"/>
    </style:style>
    <style:style style:name="P14" style:parent-style-name="Normal" style:family="paragraph">
      <style:paragraph-properties>
        <style:tab-stops>
          <style:tab-stop style:type="center" style:position="2.9527in"/>
        </style:tab-stops>
      </style:paragraph-properties>
      <style:text-properties style:font-name="Calibri Light" style:font-name-complex="Calibri Light" fo:language="en" fo:country="GB"/>
    </style:style>
    <style:style style:name="P15" style:parent-style-name="Normal" style:family="paragraph">
      <style:text-properties style:font-name="Calibri Light" style:font-name-complex="Calibri Light" fo:font-weight="bold" style:font-weight-asian="bold" style:font-weight-complex="bold" fo:language="en" fo:country="GB"/>
    </style:style>
    <style:style style:name="T16" style:parent-style-name="Tipodeletrapredefinidodoparágrafo" style:family="text">
      <style:text-properties style:font-name="Calibri Light" style:font-name-complex="Calibri Light" fo:font-weight="bold" style:font-weight-asian="bold" style:font-weight-complex="bold" fo:language="en" fo:country="GB"/>
    </style:style>
    <style:style style:name="T17" style:parent-style-name="Tipodeletrapredefinidodoparágrafo" style:family="text">
      <style:text-properties style:font-name="Calibri Light" style:font-name-complex="Calibri Light" fo:language="en" fo:country="GB"/>
    </style:style>
    <style:style style:name="T18" style:parent-style-name="Tipodeletrapredefinidodoparágrafo" style:family="text">
      <style:text-properties style:font-name="Calibri Light" style:font-name-complex="Calibri Light" fo:font-weight="bold" style:font-weight-asian="bold" style:font-weight-complex="bold" fo:language="en" fo:country="GB"/>
    </style:style>
    <style:style style:name="T19" style:parent-style-name="Tipodeletrapredefinidodoparágrafo" style:family="text">
      <style:text-properties style:font-name="Calibri Light" style:font-name-complex="Calibri Light" fo:language="en" fo:country="GB"/>
    </style:style>
    <style:style style:name="T20" style:parent-style-name="Tipodeletrapredefinidodoparágrafo" style:family="text">
      <style:text-properties style:font-name="Calibri Light" style:font-name-complex="Calibri Light" fo:language="en" fo:country="US"/>
    </style:style>
    <style:style style:name="T21" style:parent-style-name="Tipodeletrapredefinidodoparágrafo" style:family="text">
      <style:text-properties style:font-name="Calibri Light" style:font-name-complex="Calibri Light" fo:language="en" fo:country="GB"/>
    </style:style>
    <style:style style:name="T22" style:parent-style-name="Tipodeletrapredefinidodoparágrafo" style:family="text">
      <style:text-properties style:font-name="Calibri Light" style:font-name-complex="Calibri Light" fo:font-weight="bold" style:font-weight-asian="bold" style:font-weight-complex="bold" fo:language="en" fo:country="GB"/>
    </style:style>
    <style:style style:name="T23" style:parent-style-name="Tipodeletrapredefinidodoparágrafo" style:family="text">
      <style:text-properties style:font-name="Calibri Light" style:font-name-complex="Calibri Light" fo:language="en" fo:country="GB"/>
    </style:style>
    <style:style style:name="T24" style:parent-style-name="Tipodeletrapredefinidodoparágrafo" style:family="text">
      <style:text-properties style:font-name-complex="Calibri" fo:font-weight="bold" style:font-weight-asian="bold" style:font-weight-complex="bold" fo:language="en" fo:country="GB"/>
    </style:style>
    <style:style style:name="P25" style:parent-style-name="Normal" style:family="paragraph">
      <style:paragraph-properties>
        <style:tab-stops>
          <style:tab-stop style:type="center" style:position="2.9527in"/>
        </style:tab-stops>
      </style:paragraph-properties>
    </style:style>
    <style:style style:name="T26" style:parent-style-name="Tipodeletrapredefinidodoparágrafo" style:family="text">
      <style:text-properties style:font-name="Calibri Light" style:font-name-complex="Calibri Light" fo:font-weight="bold" style:font-weight-asian="bold" style:font-weight-complex="bold" fo:language="en" fo:country="GB"/>
    </style:style>
    <style:style style:name="T27" style:parent-style-name="Tipodeletrapredefinidodoparágrafo" style:family="text">
      <style:text-properties style:font-name="Calibri Light" style:font-name-complex="Calibri Light" fo:language="en" fo:country="GB"/>
    </style:style>
    <style:style style:name="P28" style:parent-style-name="Normal" style:family="paragraph">
      <style:text-properties style:font-name="Calibri Light" style:font-name-complex="Calibri Light" fo:language="en" fo:country="GB"/>
    </style:style>
    <style:style style:name="T29" style:parent-style-name="Tipodeletrapredefinidodoparágrafo" style:family="text">
      <style:text-properties style:font-name="Calibri Light" style:font-name-complex="Calibri Light" fo:font-weight="bold" style:font-weight-asian="bold" style:font-weight-complex="bold" fo:language="en" fo:country="GB"/>
    </style:style>
    <style:style style:name="T30" style:parent-style-name="Tipodeletrapredefinidodoparágrafo" style:family="text">
      <style:text-properties style:font-name="Calibri Light" style:font-name-complex="Calibri Light" fo:language="en" fo:country="GB"/>
    </style:style>
    <style:style style:name="P31" style:parent-style-name="Normal" style:family="paragraph">
      <style:text-properties style:font-name="Calibri Light" style:font-name-complex="Calibri Light" fo:language="en" fo:country="GB"/>
    </style:style>
    <style:style style:name="P32" style:parent-style-name="Normal" style:family="paragraph">
      <style:text-properties style:font-name="Calibri Light" style:font-name-complex="Calibri Light" fo:font-weight="bold" style:font-weight-asian="bold" style:font-weight-complex="bold" fo:language="en" fo:country="GB"/>
    </style:style>
    <style:style style:name="P33" style:parent-style-name="Normal" style:family="paragraph">
      <style:text-properties style:font-name="Calibri Light" style:font-name-complex="Calibri Light" fo:font-weight="bold" style:font-weight-asian="bold" style:font-weight-complex="bold" fo:language="en" fo:country="GB"/>
    </style:style>
    <style:style style:name="P34" style:parent-style-name="Normal" style:family="paragraph">
      <style:text-properties style:font-name="Calibri Light" style:font-name-complex="Calibri Light" fo:language="en" fo:country="GB"/>
    </style:style>
    <style:style style:name="P35" style:parent-style-name="Normal" style:family="paragraph">
      <style:text-properties style:font-name="Calibri Light" style:font-name-complex="Calibri Light" fo:font-weight="bold" style:font-weight-asian="bold" style:font-weight-complex="bold" fo:language="en" fo:country="GB"/>
    </style:style>
    <style:style style:name="P36" style:parent-style-name="Normal" style:family="paragraph">
      <style:text-properties style:font-name="Calibri Light" style:font-name-complex="Calibri Light" fo:language="en" fo:country="GB"/>
    </style:style>
    <style:style style:name="P37" style:parent-style-name="Normal" style:family="paragraph">
      <style:text-properties fo:language="en" fo:country="GB"/>
    </style:style>
    <style:style style:name="P38" style:parent-style-name="Normal" style:family="paragraph">
      <style:text-properties fo:language="en" fo:country="GB"/>
    </style:style>
  </office:automatic-styles>
  <office:body>
    <office:text text:use-soft-page-breaks="true">
      <text:p text:style-name="P1">Presentation:</text:p>
      <text:p text:style-name="P2">In the modern world where every transaction, message, and call can be traced and deciphered, there is a growing concern for security which inevitably generates the topic of ethical hacking. Ethical hacking has been helpful to combat black hat hackers (criminals who bypass security protocols and break into computer networks with malicious intent) as it identifies the weaknesses in the security of any system, helping to improve and prevent it from being hacked.</text:p>
      <text:p text:style-name="P3">Ethical hacking:</text:p>
      <text:p text:style-name="P4">The existence of ethical hacking is important in the business world due to the vulnerability of computer systems, such as ransomware attacks, which are quite common and consist of stealing and blocking a person's data, demanding subsequent payment for the stolen object. Those involved in ethical hacking analyse all system flaws,<text:s/>try to assist the company to prevent any problems in the future<text:s/>and increase the cybercriminal’s struggles through data stealing and virus implementation, thus not being difficult to understand the reason they have a great salary.</text:p>
      <text:p text:style-name="P5">Penetration testing is a security exercise where a cyber security expert tries to find and exploit vulnerabilities in a computer system, simulating attacks, with the purpose of identifying any weaknesses in the system which attackers could take advantage and solving them, strengthening its protection.</text:p>
      <text:p text:style-name="P6">Average salary in Portugal 2024:</text:p>
      <text:p text:style-name="P7">Tal como foi mencionado anteriormente, os ethical hackers são bem remunerados,<text:s/>estando previsto que, 2024,<text:s/>um<text:s/>ethical hacker<text:s/>receberá em média, nos inícios da sua carreira 15.760 €, sendo que se tratar de um ethical hacker mais experiente este poderá receber até 41.980 €.</text:p>
      <text:p text:style-name="P8">Advantages:</text:p>
      <text:p text:style-name="P9">Security Enhancement example:</text:p>
      <text:p text:style-name="P10">Biometric Authentication – implementing biometric measures, such as fingerprint or facial recognition, adds an additional layer of identity verification.</text:p>
      <text:p text:style-name="P11">Enhanced trust and reputation example:</text:p>
      <text:p text:style-name="P12">Customer satisfaction – Providing excellent product or services and ensuring customer satisfaction.</text:p>
      <text:p text:style-name="P13">Skills development example:</text:p>
      <text:p text:style-name="P14">Practice and application – involve application and hands-on experience to reinforce learning and build proficiency. This involves real-world practical exercises and projects.</text:p>
      <text:p text:style-name="P15">Disadvantages:</text:p>
      <text:p text:style-name="Normal"><text:span text:style-name="T16">Ethical hacker skill level</text:span><text:span text:style-name="T17"><text:s/>– ethical hackers may not have the same resources as malicious hackers, such as time and technology, and they may have to defend a system against a potentially large and diverse set of hackers.</text:span></text:p>
      <text:p text:style-name="Normal"><text:span text:style-name="T18">Data privacy concerns</text:span><text:span text:style-name="T19"><text:s/>– the risk of data breaches, where sensitive information is accessed,</text:span><text:span text:style-name="T20"><text:s/>s</text:span><text:span text:style-name="T21">tolen or exposed without authorization.</text:span></text:p>
      <text:p text:style-name="Normal"><text:span text:style-name="T22">Evolution of attack techniques</text:span><text:span text:style-name="T23"><text:s/>– At the moment, hackers develop new attack techniques every day and the business sector has to be protected against them.</text:span></text:p>
      <text:soft-page-break/>
      <text:p text:style-name="Normal"><text:span text:style-name="T24">Real world applications:</text:span></text:p>
      <text:p text:style-name="P25"><text:span text:style-name="T26">Multi-Factor Authentication (MFA) Implementation</text:span><text:span text:style-name="T27">:</text:span></text:p>
      <text:p text:style-name="P28">The multi-factor authentication application is implemented in smartphones, pcs and many other multiple things. With this technology, people have more than one mean of authentication, which protects them against an unauthorized third party that may have been able to discover one of those, for example, a single password.</text:p>
      <text:p text:style-name="Normal"><text:span text:style-name="T29">Jeep Cherokee Hack (2015)</text:span><text:span text:style-name="T30">:</text:span></text:p>
      <text:p text:style-name="P31">In 2015, two hackers, Charlie Miller and Chris Valasek, had discovered and exploited a replicable security vulnerability in this car’s system. If left unchecked, this vulnerability would allow any attacker to remotely access any one of the 1.4 million affected vehicles and gain physical control, including steering and braking.</text:p>
      <text:p text:style-name="P32"/>
      <text:p text:style-name="P33">Emerging trends and potential future developments:</text:p>
      <text:p text:style-name="P34">The technology is always evolving and with that so is ethical hacking giving us good things to exploit in the near future like ai-driven ethical hacking and blockchain security<text:s/>assessments.<text:s/>But these developments also bring concerns like the<text:s/>ethical implications of AI.</text:p>
      <text:p text:style-name="P35">Conclusion:</text:p>
      <text:p text:style-name="P36">In conclusion, I think that ethical hacking, cybersecurity and penetration testing are very important for the world because if this type of security did not exist, the world would be in constant danger, making it impossible to access a simple website or computer resources for the practice of general knowledge.</text:p>
      <text:p text:style-name="P37"/>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Forte" style:display-name="Forte" style:family="text" style:parent-style-name="Tipodeletrapredefinidodoparágrafo">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pt" style:country-asian="PT" fo:hyphenate="true"/>
    </style:style>
    <style:style style:name="Hiperligação" style:display-name="Hiperligação" style:family="text" style:parent-style-name="Tipodeletrapredefinidodoparágrafo">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ugo martins</meta:initial-creator>
    <dc:creator>Hugo Leite Martins</dc:creator>
    <meta:creation-date>2024-01-17T20:17:00Z</meta:creation-date>
    <dc:date>2024-01-18T14:30:00Z</dc:date>
    <meta:template xlink:href="Normal" xlink:type="simple"/>
    <meta:editing-cycles>5</meta:editing-cycles>
    <meta:editing-duration>PT9060S</meta:editing-duration>
    <meta:document-statistic meta:page-count="2" meta:paragraph-count="8" meta:word-count="644" meta:character-count="4119" meta:row-count="29" meta:non-whitespace-character-count="3483"/>
  </office:meta>
</office:document-meta>
</file>